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d1afc" officeooo:paragraph-rsid="001d1afc"/>
    </style:style>
    <style:style style:name="P3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4" style:family="paragraph" style:parent-style-name="Table_20_Contents">
      <style:text-properties officeooo:rsid="001d1afc" officeooo:paragraph-rsid="00258f3f"/>
    </style:style>
    <style:style style:name="P5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6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7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P12" style:family="paragraph" style:parent-style-name="Table_20_Contents">
      <style:text-properties officeooo:rsid="001f19eb" officeooo:paragraph-rsid="00258f3f"/>
    </style:style>
    <style:style style:name="P13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T1" style:family="text">
      <style:text-properties officeooo:rsid="00227f5d"/>
    </style:style>
    <style:style style:name="T2" style:family="text">
      <style:text-properties officeooo:rsid="00260796"/>
    </style:style>
    <style:style style:name="T3" style:family="text">
      <style:text-properties officeooo:rsid="00262de1"/>
    </style:style>
    <style:style style:name="T4" style:family="text">
      <style:text-properties officeooo:rsid="002820ad"/>
    </style:style>
    <style:style style:name="T5" style:family="text">
      <style:text-properties officeooo:rsid="0028389b"/>
    </style:style>
    <style:style style:name="T6" style:family="text">
      <style:text-properties officeooo:rsid="0029b99e"/>
    </style:style>
    <style:style style:name="T7" style:family="text">
      <style:text-properties officeooo:rsid="002b5271"/>
    </style:style>
    <style:style style:name="T8" style:family="text">
      <style:text-properties officeooo:rsid="002d426f"/>
    </style:style>
    <style:style style:name="T9" style:family="text">
      <style:text-properties officeooo:rsid="002eff6c"/>
    </style:style>
    <style:style style:name="T10" style:family="text">
      <style:text-properties officeooo:rsid="002fd367"/>
    </style:style>
    <style:style style:name="T11" style:family="text">
      <style:text-properties officeooo:rsid="0030cb10"/>
    </style:style>
    <style:style style:name="T12" style:family="text">
      <style:text-properties officeooo:rsid="00311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ontrol </text:p>
            <text:p text:style-name="P12"><text:span text:style-name="T5">42</text:span> kg/ha</text:p>
          </table:table-cell>
          <table:table-cell table:style-name="Table1.A1" office:value-type="string">
            <text:p text:style-name="P11"/>
          </table:table-cell>
          <table:table-cell table:style-name="Table1.C1" table:number-columns-spanned="3" office:value-type="string">
            <text:p text:style-name="P3"/>
            <text:p text:style-name="P8">Messenger</text:p>
            <text:p text:style-name="P3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3">Male</text:p>
          </table:table-cell>
          <table:table-cell table:style-name="Table1.D2" office:value-type="string">
            <text:p text:style-name="P3">Female</text:p>
          </table:table-cell>
          <table:table-cell table:style-name="Table1.E2" office:value-type="string">
            <text:p text:style-name="P3">Both</text:p>
          </table:table-cell>
        </table:table-row>
        <table:table-row>
          <table:table-cell table:style-name="Table1.A3" table:number-rows-spanned="3" office:value-type="string">
            <text:p text:style-name="P9">Receiver</text:p>
          </table:table-cell>
          <table:table-cell table:style-name="Table1.B3" office:value-type="string">
            <text:p text:style-name="P11">Male</text:p>
          </table:table-cell>
          <table:table-cell table:style-name="Table1.C3" office:value-type="string">
            <text:p text:style-name="P5">1<text:span text:style-name="T3">422</text:span> kg/ha</text:p>
            <text:p text:style-name="P5"><text:span text:style-name="T6">+30.0</text:span> %</text:p>
          </table:table-cell>
          <table:table-cell table:style-name="Table1.D5" office:value-type="string">
            <text:p text:style-name="P5"><text:span text:style-name="T2">1323</text:span> kg/ha</text:p>
            <text:p text:style-name="P5"><text:span text:style-name="T4">+10.0 </text:span>%</text:p>
          </table:table-cell>
          <table:table-cell table:style-name="Table1.E3" office:value-type="string">
            <text:p text:style-name="P6">1<text:span text:style-name="T3">601</text:span> kg/ha</text:p>
            <text:p text:style-name="P6"><text:span text:style-name="T7">10</text:span>.<text:span text:style-name="T3">0</text:span> %</text:p>
          </table:table-cell>
        </table:table-row>
        <table:table-row>
          <table:covered-table-cell/>
          <table:table-cell table:style-name="Table1.B3" office:value-type="string">
            <text:p text:style-name="P10">Female</text:p>
          </table:table-cell>
          <table:table-cell table:style-name="Table1.C4" office:value-type="string">
            <text:p text:style-name="P5">1<text:span text:style-name="T2">323</text:span> kg/ha</text:p>
            <text:p text:style-name="P5"><text:span text:style-name="T4">-10</text:span>.<text:span text:style-name="T2">0</text:span> %</text:p>
          </table:table-cell>
          <table:table-cell table:style-name="Table1.D5" office:value-type="string">
            <text:p text:style-name="P6">1<text:span text:style-name="T3">422</text:span> kg/ha</text:p>
            <text:p text:style-name="P6">-<text:span text:style-name="T12">30.0</text:span> %</text:p>
          </table:table-cell>
          <table:table-cell table:style-name="Table1.E4" office:value-type="string">
            <text:p text:style-name="P6">1<text:span text:style-name="T3">601</text:span> kg/ha</text:p>
            <text:p text:style-name="P6">-<text:span text:style-name="T12">20.0</text:span> %</text:p>
          </table:table-cell>
        </table:table-row>
        <table:table-row>
          <table:covered-table-cell/>
          <table:table-cell table:style-name="Table1.B3" office:value-type="string">
            <text:p text:style-name="P11">Both</text:p>
          </table:table-cell>
          <table:table-cell table:style-name="Table1.C5" office:value-type="string">
            <text:p text:style-name="P6">1<text:span text:style-name="T3">455</text:span> kg/ha</text:p>
            <text:p text:style-name="P6"><text:span text:style-name="T10">+5</text:span> %</text:p>
          </table:table-cell>
          <table:table-cell table:style-name="Table1.D5" office:value-type="string">
            <text:p text:style-name="P6"><text:span text:style-name="T3">1455</text:span> kg/ha</text:p>
            <text:p text:style-name="P7">-<text:span text:style-name="T11">5</text:span> % </text:p>
          </table:table-cell>
          <table:table-cell table:style-name="Table1.E5" office:value-type="string">
            <text:p text:style-name="P13"><text:span text:style-name="T6">0 </text:span>kg/ha</text:p>
            <text:p text:style-name="P1"><text:span text:style-name="T6">-50.0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5-05T12:00:36.386602800</dc:date>
    <meta:editing-duration>PT5H45M11S</meta:editing-duration>
    <meta:editing-cycles>8</meta:editing-cycles>
    <meta:generator>LibreOffice/5.1.6.2$Linux_X86_64 LibreOffice_project/10m0$Build-2</meta:generator>
    <meta:print-date>2017-05-04T14:14:04.803592156</meta:print-date>
    <meta:document-statistic meta:table-count="1" meta:image-count="0" meta:object-count="0" meta:page-count="1" meta:paragraph-count="28" meta:word-count="47" meta:character-count="205" meta:non-whitespace-character-count="184"/>
  </office:meta>
</office:document-meta>
</file>